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brary.setSource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.includeAs( String key , String source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endency.Dependency( String dependencySour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brary.addBinding( Binding bind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brary.get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.buildLibrary( Element library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pendency.isVal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brary.Library( LibraryManager lm , JXPathBindingManager . Assistant assist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brary.dependenciesHaveChang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brary.getBinding( String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